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b2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<text:span text:style-name="T1">odt_tags</text:span> %}</text:p>
      <text:p text:style-name="Standard">{% image_loader resize %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0T10:22:39.888936161</meta:creation-date>
    <dc:date>2019-10-10T16:44:38.522616814</dc:date>
    <meta:editing-duration>PT4M26S</meta:editing-duration>
    <meta:editing-cycles>12</meta:editing-cycles>
    <meta:generator>LibreOffice/6.3.2.2$Linux_X86_64 LibreOffice_project/30$Build-2</meta:generator>
    <meta:document-statistic meta:table-count="0" meta:image-count="0" meta:object-count="0" meta:page-count="1" meta:paragraph-count="4" meta:word-count="14" meta:character-count="79" meta:non-whitespace-character-count="69"/>
  </office:meta>
</office:document-meta>
</file>